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cript-lb.xml" manifest:media-type="text/xml"/>
  <manifest:file-entry manifest:full-path="Basic/VBAProject/Hoja1.xml" manifest:media-type="text/xml"/>
  <manifest:file-entry manifest:full-path="Basic/VBAProject/Módulo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39cm"/>
    </style:style>
    <style:style style:name="co2" style:family="table-column">
      <style:table-column-properties fo:break-before="auto" style:column-width="2.099cm"/>
    </style:style>
    <style:style style:name="co3" style:family="table-column">
      <style:table-column-properties fo:break-before="auto" style:column-width="6.46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 style:data-style-name="N14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able-cell-properties style:diagonal-bl-tr="none" style:diagonal-tl-br="none" fo:border="0.06pt solid #000000" style:rotation-align="none"/>
    </style:style>
    <style:style style:name="ce8" style:family="table-cell" style:parent-style-name="Default" style:data-style-name="N143">
      <style:table-cell-properties style:rotation-align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cmdCalcular" form:control-implementation="ooo:com.sun.star.form.component.CommandButton" xml:id="control1" form:id="control1" form:label="Calcul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VBAProject.Módulo1.Macro1?language=Basic&amp;location=document" xlink:type="simple"/>
              </office:event-listeners>
            </form:button>
          </form:form>
        </office:forms>
        <table:shapes>
          <draw:control draw:z-index="0" draw:text-style-name="P1" svg:width="3.735cm" svg:height="1.124cm" svg:x="9.592cm" svg:y="4.841cm" draw:control="control1"/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2" table:number-columns-repeated="61" table:default-cell-style-name="Default"/>
        <table:table-row table:style-name="ro1">
          <table:table-cell table:style-name="ce1" office:value-type="string" calcext:value-type="string">
            <text:p>Datos</text:p>
          </table:table-cell>
          <table:table-cell table:number-columns-repeated="6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number-columns-repeated="63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number-columns-repeated="6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Promedio</text:p>
          </table:table-cell>
          <table:table-cell table:style-name="ce6"/>
          <table:table-cell table:number-columns-repeated="6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Dato mas cercano por debajo</text:p>
          </table:table-cell>
          <table:table-cell table:style-name="ce6"/>
          <table:table-cell table:number-columns-repeated="60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/>
          <table:table-cell table:style-name="ce2" office:value-type="string" calcext:value-type="string">
            <text:p>Dato mas cercano por arriba</text:p>
          </table:table-cell>
          <table:table-cell table:style-name="ce6"/>
          <table:table-cell table:number-columns-repeated="60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/>
          <table:table-cell table:style-name="ce5" office:value-type="string" calcext:value-type="string">
            <text:p>Dato mas cercano</text:p>
          </table:table-cell>
          <table:table-cell table:style-name="ce7"/>
          <table:table-cell table:number-columns-repeated="6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number-columns-repeated="63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number-columns-repeated="63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number-columns-repeated="63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number-columns-repeated="63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number-columns-repeated="6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number-columns-repeated="63"/>
        </table:table-row>
        <table:table-row table:style-name="ro2">
          <table:table-cell table:number-columns-repeated="3"/>
          <table:table-cell table:style-name="ce8"/>
          <table:table-cell table:number-columns-repeated="60"/>
        </table:table-row>
        <table:table-row table:style-name="ro2" table:number-rows-repeated="104856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</number:date-style>
    <number:currency-style style:name="N109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09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09P0"/>
    </number:currency-style>
    <number:number-style style:name="N111P0" style:volatile="true">
      <number:number number:decimal-places="0" number:min-decimal-places="0" number:min-integer-digits="1" number:grouping="true"/>
      <number:text> </number:text>
    </number:number-style>
    <number:number-style style:name="N11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currency-style style:name="N112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12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2P0"/>
    </number:currency-style>
    <number:currency-style style:name="N114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4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4P0"/>
    </number:currency-style>
    <number:currency-style style:name="N115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5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month number:textual="true"/>
      <number:text>-</number:text>
      <number:year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9P2" style:volatile="true">
      <number:currency-symbol/>
      <number:text> </number:text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7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2">
      <number:number number:decimal-places="7" number:min-decimal-places="7" number:min-integer-digits="1"/>
    </number:number-style>
    <number:number-style style:name="N143">
      <number:number number:decimal-places="8" number:min-decimal-places="8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 style:data-style-name="N2" text:time-value="19:23:09.45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2T21:49:49</meta:creation-date>
    <meta:initial-creator>Juan Diego Camacho</meta:initial-creator>
    <dc:language>es-CO</dc:language>
    <dc:date>2022-06-02T19:25:36.297000000</dc:date>
    <meta:editing-cycles>10</meta:editing-cycles>
    <meta:editing-duration>PT10M56S</meta:editing-duration>
    <meta:generator>LibreOffice/7.3.3.2$Windows_X86_64 LibreOffice_project/d1d0ea68f081ee2800a922cac8f79445e4603348</meta:generator>
    <meta:document-statistic meta:table-count="1" meta:cell-count="17" meta:object-count="1"/>
    <meta:user-defined meta:name="AppVersion">15.0000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</script:module>
</file>

<file path=Basic/VBAProject/Mó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Macro1()
    Dim dato As Single
    Dim suma As Single
    Dim diferencia As Single
    Dim promedio As Double
    Dim maxSubProm As Single
    Dim minSupraProm As Single
    For i = 2 To 13
        suma = suma + Range("A" + CStr(i)).Value
    Next i
    promedio = suma / 12
    Range("D4").Select
    ActiveCell.value = promedio
    maxSubProm=Range("A2").Value
    minSupraProm=3.4028235E+37
    For i = 3 To 13
    	dato=Range("A" + CStr(i)).Value
        If (dato &gt; maxSubProm) and (dato &lt;=promedio) Then
            maxSubProm = dato
        End If
        If (dato &lt; minSupraProm) AND (dato &gt;= promedio) Then
			minSupraProm= dato
        End If
    Next i
    Range("D5").Select
    ActiveCell.FormulaR1C1 = maxSubProm
    Range("D6").Select
    ActiveCell.FormulaR1C1 = minSupraProm
    Range("D7").Select
    if((promedio-maxSubProm)&lt;=(minSupraProm-promedio)) Then
    	ActiveCell.FormulaR1C1 = maxSubProm
    else
    	ActiveCell.FormulaR1C1 = minSupraProm
    End If
End Sub

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